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8" style:family="table-row">
      <style:table-row-properties style:min-row-height="0.556cm" fo:keep-together="auto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9c804d" style:font-size-asian="8pt" style:font-weight-asian="bold" style:font-name-complex="Arial1"/>
    </style:style>
    <style:style style:name="P6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aef894" style:font-size-asian="8pt" style:font-weight-asian="normal" style:font-name-complex="Arial1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abe757" officeooo:paragraph-rsid="00abe757" style:font-name-complex="Arial1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afb530" officeooo:paragraph-rsid="00afb530" style:font-size-asian="9pt" style:font-name-complex="Arial1" style:font-size-complex="9pt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a9275d" officeooo:paragraph-rsid="00a9275d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aa14ce" officeooo:paragraph-rsid="00adbc33" style:font-style-asian="italic" style:font-name-complex="Arial1" style:font-style-complex="italic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normal" officeooo:rsid="00aad218" officeooo:paragraph-rsid="00aad218" style:font-style-asian="normal" style:font-name-complex="Arial1" style:font-style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fo:color="#000000" style:font-name="Arial1" fo:font-weight="bold" style:font-weight-asian="bold" style:font-name-complex="Arial1"/>
    </style:style>
    <style:style style:name="P41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2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3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4" style:family="paragraph" style:parent-style-name="Tête_20_tableau">
      <style:text-properties style:font-name="Arial1" fo:font-size="8pt" style:font-size-asian="8pt" style:font-name-complex="Arial1"/>
    </style:style>
    <style:style style:name="P45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6" style:family="paragraph" style:parent-style-name="tableau_20_Titre">
      <style:text-properties style:font-name="Arial1" style:font-name-complex="Arial1"/>
    </style:style>
    <style:style style:name="P47" style:family="paragraph" style:parent-style-name="tableau_20_Titre">
      <style:text-properties fo:color="#ffffff" style:font-name="Arial1" style:font-name-complex="Arial1"/>
    </style:style>
    <style:style style:name="P48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9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0" style:family="paragraph" style:parent-style-name="Standard">
      <style:text-properties style:font-name-complex="Arial1"/>
    </style:style>
    <style:style style:name="P5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5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6" style:family="paragraph" style:parent-style-name="Standard">
      <style:text-properties fo:font-size="10pt" style:font-size-asian="10pt" style:font-name-complex="Arial1"/>
    </style:style>
    <style:style style:name="P57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8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9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2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3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4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5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6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7" style:family="paragraph" style:parent-style-name="Standard">
      <style:text-properties fo:font-size="9pt" officeooo:rsid="00198b4a" officeooo:paragraph-rsid="007e5bdb" style:font-size-asian="9pt" style:font-size-complex="9pt"/>
    </style:style>
    <style:style style:name="P68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69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0" style:family="paragraph" style:parent-style-name="Standard">
      <style:text-properties fo:font-size="9pt" officeooo:rsid="00206c5b" officeooo:paragraph-rsid="006fb118" style:font-size-asian="9pt" style:font-size-complex="9pt"/>
    </style:style>
    <style:style style:name="P71" style:family="paragraph" style:parent-style-name="Standard">
      <style:text-properties fo:font-size="9pt" officeooo:rsid="00206c5b" officeooo:paragraph-rsid="0070e7a4" style:font-size-asian="9pt" style:font-size-complex="9pt"/>
    </style:style>
    <style:style style:name="P72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3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4" style:family="paragraph" style:parent-style-name="Standard">
      <style:text-properties fo:font-size="9pt" officeooo:rsid="00b22790" officeooo:paragraph-rsid="00b22790" fo:background-color="transparent" style:font-size-asian="9pt" style:font-size-complex="9pt"/>
    </style:style>
    <style:style style:name="P75" style:family="paragraph" style:parent-style-name="Standard">
      <style:text-properties fo:font-size="9pt" officeooo:rsid="00b2cdbe" officeooo:paragraph-rsid="00b2cdbe" fo:background-color="transparent" style:font-size-asian="9pt" style:font-size-complex="9pt"/>
    </style:style>
    <style:style style:name="P76" style:family="paragraph" style:parent-style-name="Standard">
      <style:text-properties style:font-name="Arial1" fo:font-size="12pt" fo:font-weight="normal" officeooo:rsid="0026a176" officeooo:paragraph-rsid="00af2d34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Arial1" fo:font-size="12pt" fo:font-weight="normal" officeooo:rsid="0026a176" officeooo:paragraph-rsid="00b0dc0c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Arial1" fo:font-size="12pt" fo:font-weight="normal" officeooo:rsid="0026a176" officeooo:paragraph-rsid="00b22236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Arial1" fo:font-size="9pt" fo:font-weight="normal" officeooo:rsid="0026a176" officeooo:paragraph-rsid="00af2d34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Arial1" fo:font-size="9pt" fo:font-weight="normal" officeooo:rsid="0026a176" officeooo:paragraph-rsid="00b0dc0c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Arial1" fo:font-size="9pt" fo:font-weight="normal" officeooo:rsid="0026a176" officeooo:paragraph-rsid="00b22236" style:font-size-asian="9pt" style:font-weight-asian="normal" style:font-size-complex="9pt" style:font-weight-complex="normal"/>
    </style:style>
    <style:style style:name="P82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83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84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5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6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7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8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9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90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91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92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93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94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95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6" style:family="paragraph" style:parent-style-name="Standard">
      <style:text-properties style:font-name="Arial1" fo:font-size="9pt" fo:font-weight="normal" officeooo:rsid="00aef894" officeooo:paragraph-rsid="00b0dc0c" style:font-size-asian="9pt" style:font-weight-asian="normal" style:font-name-complex="Arial1" style:font-size-complex="9pt" style:font-weight-complex="normal"/>
    </style:style>
    <style:style style:name="P97" style:family="paragraph" style:parent-style-name="Standard">
      <style:text-properties style:font-name="Arial1" fo:font-size="9pt" fo:font-weight="normal" officeooo:rsid="00b0dc0c" officeooo:paragraph-rsid="00b0dc0c" style:font-size-asian="9pt" style:font-weight-asian="normal" style:font-name-complex="Arial1" style:font-size-complex="9pt" style:font-weight-complex="normal"/>
    </style:style>
    <style:style style:name="P98" style:family="paragraph" style:parent-style-name="Standard" style:list-style-name="WW8Num270">
      <style:text-properties fo:font-size="10pt" style:font-size-asian="10pt" style:font-name-complex="Arial1"/>
    </style:style>
    <style:style style:name="P99" style:family="paragraph" style:parent-style-name="Standard">
      <style:text-properties fo:font-size="9pt" officeooo:rsid="00b64565" officeooo:paragraph-rsid="00b64565" style:font-size-asian="9pt" style:font-size-complex="9pt"/>
    </style:style>
    <style:style style:name="P100" style:family="paragraph" style:parent-style-name="Standard">
      <style:text-properties fo:font-size="9pt" officeooo:rsid="00b8071d" officeooo:paragraph-rsid="00b8071d" style:font-size-asian="9pt" style:font-size-complex="9pt"/>
    </style:style>
    <style:style style:name="P101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02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03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104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105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106" style:family="paragraph" style:parent-style-name="Heading_20_3">
      <style:text-properties style:font-name="Arial1" style:font-name-complex="Arial1"/>
    </style:style>
    <style:style style:name="P107" style:family="paragraph" style:parent-style-name="Heading_20_3">
      <style:text-properties officeooo:paragraph-rsid="00100358"/>
    </style:style>
    <style:style style:name="P108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109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110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aef894" style:font-name-complex="Arial1"/>
    </style:style>
    <style:style style:name="T6" style:family="text">
      <style:text-properties officeooo:rsid="00b0dc0c" style:font-name-complex="Arial1"/>
    </style:style>
    <style:style style:name="T7" style:family="text">
      <style:text-properties officeooo:rsid="00b22236" style:font-name-complex="Arial1"/>
    </style:style>
    <style:style style:name="T8" style:family="text">
      <style:text-properties fo:font-weight="bold" style:font-weight-asian="bold" style:font-name-complex="Arial1"/>
    </style:style>
    <style:style style:name="T9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10" style:family="text">
      <style:text-properties fo:color="#0000ff" fo:font-weight="bold" officeooo:rsid="00066e76" style:font-weight-asian="bold" style:font-name-complex="Arial1" style:font-weight-complex="bold"/>
    </style:style>
    <style:style style:name="T11" style:family="text">
      <style:text-properties fo:color="#0000ff" fo:font-weight="bold" officeooo:rsid="0065a97c" style:font-weight-asian="bold" style:font-name-complex="Arial1" style:font-weight-complex="bold"/>
    </style:style>
    <style:style style:name="T12" style:family="text">
      <style:text-properties fo:font-size="10pt" fo:font-style="italic" style:font-size-asian="10pt" style:font-style-asian="italic" style:font-name-complex="Arial1" style:font-style-complex="italic"/>
    </style:style>
    <style:style style:name="T13" style:family="text">
      <style:text-properties fo:font-size="10pt" style:font-size-asian="10pt" style:font-name-complex="Arial1"/>
    </style:style>
    <style:style style:name="T14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5" style:family="text">
      <style:text-properties style:font-name="Arial1" style:font-name-complex="Arial1"/>
    </style:style>
    <style:style style:name="T16" style:family="text">
      <style:text-properties style:font-name="Arial1" officeooo:rsid="00aef894" style:font-name-complex="Arial1"/>
    </style:style>
    <style:style style:name="T17" style:family="text">
      <style:text-properties style:font-name="Arial1" fo:font-size="8pt" style:font-size-asian="8pt" style:font-name-complex="Arial1"/>
    </style:style>
    <style:style style:name="T18" style:family="text">
      <style:text-properties style:font-name-asian="Arial1"/>
    </style:style>
    <style:style style:name="T19" style:family="text">
      <style:text-properties style:use-window-font-color="true" fo:font-size="10pt" fo:language="fr" fo:country="FR" fo:font-weight="bold" officeooo:rsid="00aef894" style:font-name-asian="Times New Roman" style:font-size-asian="10pt" style:font-weight-asian="bold" style:font-size-complex="10pt" style:language-complex="ar" style:country-complex="SA"/>
    </style:style>
    <style:style style:name="T20" style:family="text">
      <style:text-properties officeooo:rsid="0010c24a"/>
    </style:style>
    <style:style style:name="T21" style:family="text">
      <style:text-properties officeooo:rsid="001ae20e"/>
    </style:style>
    <style:style style:name="T22" style:family="text">
      <style:text-properties officeooo:rsid="003fbee6"/>
    </style:style>
    <style:style style:name="T23" style:family="text">
      <style:text-properties officeooo:rsid="00410605"/>
    </style:style>
    <style:style style:name="T24" style:family="text">
      <style:text-properties officeooo:rsid="0042f425"/>
    </style:style>
    <style:style style:name="T25" style:family="text">
      <style:text-properties officeooo:rsid="0047664f"/>
    </style:style>
    <style:style style:name="T26" style:family="text">
      <style:text-properties officeooo:rsid="00aad218"/>
    </style:style>
    <style:style style:name="T27" style:family="text">
      <style:text-properties officeooo:rsid="00adbc33"/>
    </style:style>
    <style:style style:name="T28" style:family="text">
      <style:text-properties officeooo:rsid="00b3fba0"/>
    </style:style>
    <style:style style:name="T29" style:family="text">
      <style:text-properties officeooo:rsid="00b6fe6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</table:table-row>
        <table:table-row table:style-name="Tableau1.2">
          <table:table-cell table:style-name="Tableau1.A2" table:number-columns-spanned="3" office:value-type="string">
            <text:p text:style-name="P53">Fiche Batch</text:p>
            <text:p text:style-name="P53"/>
            <text:p text:style-name="P54"><text:title>importVarietes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49"><text:span text:style-name="T9">Version : </text:span><text:span text:style-name="T9"><text:user-defined style:data-style-name="N0" text:name="Version">0.1</text:user-defined></text:span></text:p>
            <text:p text:style-name="P49"><text:span text:style-name="T9">Date de version :</text:span><text:span text:style-name="T3"> </text:span><text:span text:style-name="T11">24/</text:span><text:span text:style-name="T10">10/2019</text:span></text:p>
          </table:table-cell>
        </table:table-row>
      </table:table>
      <text:p text:style-name="P18">Dans le menu Fichier/Propriétés, <text:span text:style-name="T24">r</text:span>enseigner :</text:p>
      <text:list xml:id="list3735013739347036123" text:style-name="L1">
        <text:list-item>
          <text:p text:style-name="P101">Résumé : Titre (nom du batch), Sujet, ..</text:p>
        </text:list-item>
        <text:list-item>
          <text:p text:style-name="P102">Personnalisation : état, Version, Projet, Date_Document …</text:p>
        </text:list-item>
      </text:list>
      <text:p text:style-name="P51"/>
      <text:p text:style-name="P46">Descriptif du Document</text:p>
      <text:p text:style-name="P82"><text:span text:style-name="T3">Titre du document<text:tab/></text:span><text:span text:style-name="T8">Fiche enchaînement : </text:span><text:span text:style-name="T4"><text:title>importVarietes</text:title></text:span></text:p>
      <text:p text:style-name="P83"><text:span text:style-name="T3">Version du document<text:tab/></text:span><text:span text:style-name="T8"><text:user-defined style:data-style-name="N0" text:name="Version">0.1</text:user-defined></text:span></text:p>
      <text:p text:style-name="P83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8"><text:user-defined style:data-style-name="N0" text:name="Comments"/></text:span></text:p>
      <text:p text:style-name="P41"><text:bookmark-end text:name="OLE_LINK2"/></text:p>
      <text:p text:style-name="P47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4">Version</text:p>
          </table:table-cell>
          <table:table-cell table:style-name="Tableau2.A1" office:value-type="string">
            <text:p text:style-name="P44">Date</text:p>
          </table:table-cell>
          <table:table-cell table:style-name="Tableau2.A1" office:value-type="string">
            <text:p text:style-name="P44">Auteur</text:p>
          </table:table-cell>
          <table:table-cell table:style-name="Tableau2.D1" office:value-type="string">
            <text:p text:style-name="P44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84">0.1</text:p>
          </table:table-cell>
          <table:table-cell table:style-name="Tableau2.A2" office:value-type="string">
            <text:p text:style-name="P87"><text:span text:style-name="T25">24</text:span>/10/2019</text:p>
          </table:table-cell>
          <table:table-cell table:style-name="Tableau2.A2" office:value-type="string">
            <text:p text:style-name="P88">Aude Mulliez</text:p>
          </table:table-cell>
          <table:table-cell table:style-name="Tableau2.D2" office:value-type="string">
            <text:p text:style-name="P86">Initialisation de la fiche</text:p>
          </table:table-cell>
        </table:table-row>
        <table:table-row table:style-name="Tableau2.1">
          <table:table-cell table:style-name="Tableau2.A3" office:value-type="string">
            <text:p text:style-name="P84">1.0</text:p>
          </table:table-cell>
          <table:table-cell table:style-name="Tableau2.B3" office:value-type="string">
            <text:p text:style-name="P89"/>
          </table:table-cell>
          <table:table-cell table:style-name="Tableau2.C3" office:value-type="string">
            <text:p text:style-name="P89"/>
          </table:table-cell>
          <table:table-cell table:style-name="Tableau2.D3" office:value-type="string">
            <text:p text:style-name="P90"/>
          </table:table-cell>
        </table:table-row>
        <table:table-row table:style-name="Tableau2.1">
          <table:table-cell table:style-name="Tableau2.A4" office:value-type="string">
            <text:p text:style-name="P85"/>
          </table:table-cell>
          <table:table-cell table:style-name="Tableau2.B4" office:value-type="string">
            <text:p text:style-name="P89"/>
          </table:table-cell>
          <table:table-cell table:style-name="Tableau2.C4" office:value-type="string">
            <text:p text:style-name="P89"/>
          </table:table-cell>
          <table:table-cell table:style-name="Tableau2.D4" office:value-type="string">
            <text:p text:style-name="P90"/>
          </table:table-cell>
        </table:table-row>
        <table:table-row table:style-name="Tableau2.1">
          <table:table-cell table:style-name="Tableau2.A5" office:value-type="string">
            <text:p text:style-name="P85"/>
          </table:table-cell>
          <table:table-cell table:style-name="Tableau2.B5" office:value-type="string">
            <text:p text:style-name="P89"/>
          </table:table-cell>
          <table:table-cell table:style-name="Tableau2.C5" office:value-type="string">
            <text:p text:style-name="P89"/>
          </table:table-cell>
          <table:table-cell table:style-name="Tableau2.D5" office:value-type="string">
            <text:p text:style-name="P90"/>
          </table:table-cell>
        </table:table-row>
      </table:table>
      <text:p text:style-name="P91"/>
      <text:p text:style-name="P91"/>
      <text:p text:style-name="P46">SOMMAIRE</text:p>
      <text:p text:style-name="P42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120_1301119060" text:style-name="Index_20_Link" text:visited-style-name="Index_20_Link"><text:s text:c="2"/>Fiche enchainement<text:tab/>3</text:a></text:p>
          <text:p text:style-name="P95"><text:a xlink:type="simple" xlink:href="#__RefHeading___Toc383072523" text:style-name="Index_20_Link" text:visited-style-name="Index_20_Link">1.1 <text:s/>Enchaînement : importVarietes<text:tab/>3</text:a></text:p>
          <text:p text:style-name="P95"><text:a xlink:type="simple" xlink:href="#__RefHeading___Toc383072524" text:style-name="Index_20_Link" text:visited-style-name="Index_20_Link">1.2 <text:s/>Description des Unités de traitement<text:tab/>4</text:a></text:p>
          <text:p text:style-name="P43"><text:a xlink:type="simple" xlink:href="#__RefHeading___Toc383072525" text:style-name="Index_20_Link" text:visited-style-name="Index_20_Link"><text:s/>Éléments pour tester le batch<text:tab/>4</text:a></text:p>
          <text:p text:style-name="P43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5"/>
      <text:p text:style-name="P59"/>
      <text:h text:style-name="P103" text:outline-level="1"><text:bookmark-start text:name="__RefHeading___Toc120_1301119060"/><text:span text:style-name="T18"><text:s/></text:span>Fiche enchainement<text:bookmark-end text:name="__RefHeading___Toc120_1301119060"/></text:h>
      <text:p text:style-name="P94"/>
      <text:h text:style-name="P109" text:outline-level="2"><text:bookmark-start text:name="__RefHeading___Toc383072523"/><text:span text:style-name="T15">Enchaînement : </text:span><text:span text:style-name="T15"><text:title>importVariete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des variétés, <text:span text:style-name="T26">de leur description,</text:span> et de leur questionnaire de caractéristiques techniques dans la base IPC, transformation et insertion/mise à jour dans la base Prisme collec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30">A la demande, <text:span text:style-name="T27">une fois par an pour la mise à jour annuelle de l’échantillon, puis de façon exceptionnelle sur une variété donnée en cas de mise à jour dans l’IPC.</text:span></text:p>
            <text:p text:style-name="P30">Prévoir de pouvoir en demander l’exécution via Si@Moi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6">X</text:p>
          </table:table-cell>
          <table:table-cell table:style-name="Tableau3.C4" office:value-type="string">
            <text:p text:style-name="P39">Interface Entrante</text:p>
          </table:table-cell>
          <table:table-cell table:style-name="Tableau3.D4" office:value-type="string">
            <text:p text:style-name="P33">X</text:p>
          </table:table-cell>
          <table:table-cell table:style-name="Tableau3.E4" office:value-type="string">
            <text:p text:style-name="P39">Traitement</text:p>
          </table:table-cell>
          <table:table-cell table:style-name="Tableau3.F4" office:value-type="string">
            <text:p text:style-name="P33">X</text:p>
          </table:table-cell>
          <table:table-cell table:style-name="Tableau3.G4" office:value-type="string">
            <text:p text:style-name="P39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1"/>
          </table:table-cell>
          <table:table-cell table:style-name="Tableau3.C5" office:value-type="string">
            <text:p text:style-name="P39">Parallèle</text:p>
          </table:table-cell>
          <table:table-cell table:style-name="Tableau3.D5" office:value-type="string">
            <text:p text:style-name="P33">X</text:p>
          </table:table-cell>
          <table:table-cell table:style-name="Tableau3.E5" table:number-columns-spanned="3" office:value-type="string">
            <text:p text:style-name="P39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9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7">X</text:p>
          </table:table-cell>
          <table:table-cell table:style-name="Tableau3.C7" office:value-type="string">
            <text:p text:style-name="P39">Autorisée</text:p>
          </table:table-cell>
          <table:table-cell table:style-name="Tableau3.D7" office:value-type="string">
            <text:p text:style-name="P32"/>
          </table:table-cell>
          <table:table-cell table:style-name="Tableau3.E7" table:number-columns-spanned="3" office:value-type="string">
            <text:p text:style-name="P39">Interdite</text:p>
          </table:table-cell>
          <table:covered-table-cell/>
          <table:covered-table-cell/>
        </table:table-row>
        <table:table-row table:style-name="Tableau3.8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28">Fonctionne en <text:span text:style-name="T28">insertion ou </text:span>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08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40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8">importVarietes</text:p>
          </table:table-cell>
          <table:table-cell table:style-name="Tableau4.A1" office:value-type="string">
            <text:p text:style-name="P38">importVarietes</text:p>
          </table:table-cell>
          <table:table-cell table:style-name="Tableau4.C1" office:value-type="string">
            <text:p text:style-name="P24">A la demande</text:p>
          </table:table-cell>
        </table:table-row>
      </table:table>
      <text:p text:style-name="P50"/>
      <text:h text:style-name="P106" text:outline-level="3">Graphe d’enchaînement</text:h>
      <text:p text:style-name="P17">Sans objet</text:p>
      <text:p text:style-name="P16"><text:bookmark text:name="_1456810277"/></text:p>
      <text:p text:style-name="P14"/>
      <text:p text:style-name="P48"/>
      <text:h text:style-name="P110" text:outline-level="2"><text:bookmark-start text:name="__RefHeading___Toc383072524"/>Description des Unités de traitement <text:bookmark-end text:name="__RefHeading___Toc383072524"/></text:h>
      <text:h text:style-name="P107" text:outline-level="3">Description de l’unité <text:span text:style-name="T16">importVariete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6"><text:span text:style-name="T18"><text:s/></text:span><text:span text:style-name="T19">importVarietes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60">Voir <text:span text:style-name="T20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5">A la demande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1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6">Lanceur <text:span text:style-name="T5">importVarietes</text:span></text:p>
            <text:p text:style-name="P79"><text:span text:style-name="T5">→</text:span><text:span text:style-name="T6"> exécute le traitement pour toutes les variétés présentes dans IPC, quelle que soit leur année d’échantillon</text:span></text:p>
            <text:p text:style-name="P96"/>
            <text:p text:style-name="P77"><text:span text:style-name="T3">Lanceur </text:span><text:span text:style-name="T5">importVarietes </text:span><text:span text:style-name="T6">annee=2019</text:span></text:p>
            <text:p text:style-name="P80"><text:span text:style-name="T5">→</text:span><text:span text:style-name="T6"> exécute le traitement pour toutes les variétés de l’année 2019</text:span></text:p>
            <text:p text:style-name="P97"/>
            <text:p text:style-name="P78"><text:span text:style-name="T3">Lanceur </text:span><text:span text:style-name="T5">importVarietes </text:span><text:span text:style-name="T6">annee=2019 </text:span><text:span text:style-name="T7">idVariete=1515</text:span></text:p>
            <text:p text:style-name="P81"><text:span text:style-name="T5">→</text:span><text:span text:style-name="T6"> exécute le traitement pour </text:span><text:span text:style-name="T7">la variété 1515 de l’année 2019</text:span></text:p>
            <text:p text:style-name="P72"/>
            <text:p text:style-name="P73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4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60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74">Pour les variétés d’une année complète : environ 1h30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75">&lt; 3h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2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3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4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3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5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99">Fichiers XMLPogues et Eno d’une variété - supprimés à mesure de la création des variétés <text:span text:style-name="T29">donc &lt; 1Mo</text:span></text:p>
          </table:table-cell>
        </table:table-row>
        <table:table-row table:style-name="Tableau5.1">
          <table:table-cell table:style-name="Tableau5.A15" office:value-type="string">
            <text:p text:style-name="P35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100">A priori pas nécessaire (même en cas d’erreur en cours de traitement, les fichiers résiduels seront remplacés puis supprimés à l’exécution suivante)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7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6">BDD <text:span text:style-name="T21">Postgres</text:span> Pricol <text:span text:style-name="T22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68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68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60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60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5">0</text:span><text:span text:style-name="T17"> SANS ERREUR</text:span></text:p>
          </table:table-cell>
          <table:table-cell table:style-name="Tableau5.C22" office:value-type="string">
            <text:p text:style-name="P60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5">201</text:span><text:span text:style-name="T17"> ANOMALIE<text:line-break/>NON BLOQUANTE</text:span></text:p>
          </table:table-cell>
          <table:table-cell table:style-name="Tableau5.C23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5">202</text:span><text:span text:style-name="T17"> ARRET</text:span></text:p>
          </table:table-cell>
          <table:table-cell table:style-name="Tableau5.C24" office:value-type="string">
            <text:p text:style-name="P69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5">203</text:span><text:span text:style-name="T17"> ARRET ANOMALIE FONCTIONNELLE</text:span></text:p>
          </table:table-cell>
          <table:table-cell table:style-name="Tableau5.C25" office:value-type="string">
            <text:p text:style-name="P70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69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60"/>
          </table:table-cell>
        </table:table-row>
      </table:table>
      <text:h text:style-name="P104" text:outline-level="1"><text:bookmark-start text:name="__RefHeading___Toc383072525"/><text:soft-page-break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2">La base de données IPC doit contenir les tables du modèle IPC (contenu des tables sans importance)</text:p>
            <text:p text:style-name="P2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3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5">Code retour 0 – <text:span text:style-name="T23">tables variete et metadonnee mises à jour</text:span></text:p>
          </table:table-cell>
        </table:table-row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4">Néant</text:p>
          </table:table-cell>
        </table:table-row>
      </table:table>
      <text:h text:style-name="P105" text:outline-level="1"><text:bookmark-start text:name="__RefHeading___Toc383072526"/>Définition et glossaire<text:bookmark-end text:name="__RefHeading___Toc383072526"/></text:h>
      <text:p text:style-name="P56">Définition des notions utilisées dans cette fiche.</text:p>
      <text:p text:style-name="P56"/>
      <text:p text:style-name="P57">Règle de planification</text:p>
      <text:p text:style-name="P56">Exprime le mode de déclenchement d’un enchaînement, à partir de plusieurs conditions :</text:p>
      <text:list xml:id="list3150114519268407799" text:style-name="WW8Num270">
        <text:list-item>
          <text:p text:style-name="P98">Règle calendaire</text:p>
        </text:list-item>
        <text:list-item>
          <text:p text:style-name="P98">Sur fin d’un autre traitement</text:p>
        </text:list-item>
        <text:list-item>
          <text:p text:style-name="P98">Sur présence de fichier</text:p>
        </text:list-item>
      </text:list>
      <text:p text:style-name="P56"/>
      <text:p text:style-name="P57">Type de traitement</text:p>
      <text:p text:style-name="P56">Caractérise le rôle du traitement au sein du système d’information : interface entrante (traitement d’un flux entrant), interface sortante (production d’un flux sortant), traitement (autre).</text:p>
      <text:p text:style-name="P56"/>
      <text:p text:style-name="P57">Exécution (Parallèle ou exclusive)</text:p>
      <text:p text:style-name="P56">Un traitement dont l’exécution est ‘parallélisable’, peut être exécuté simultanément avec d’autres traitements (sans qu’il n’y ait conflit technique ou fonctionnel).</text:p>
      <text:p text:style-name="P58">Exemple : requête de type lecture en base de données.</text:p>
      <text:p text:style-name="P56">Un traitement est qualifié d’exclusif, quand aucun autre traitement ne peut être exécuté simultanément, pour cause de conflit fonctionnel ou technique.</text:p>
      <text:p text:style-name="P58">Exemple : un traitement de type mise à jour en base de données pourra être qualifié d’exclusif.</text:p>
      <text:p text:style-name="P58"/>
      <text:p text:style-name="P57">Contraintes</text:p>
      <text:p text:style-name="P56">Exprime les règles d’interdiction d’exécution simultanée avec d’autres applications.</text:p>
      <text:p text:style-name="P58">Exemple : après la mise à jour d’une base de donnée d’une autre application.</text:p>
      <text:p text:style-name="P58"/>
      <text:p text:style-name="P57">Reprise globale</text:p>
      <text:p text:style-name="P56">Indique qu’un enchaînement qui s’est terminé en erreur, peut être relancé dans sa globalité, sans nécessité d’actions de reprises particulières.</text:p>
      <text:p text:style-name="P56">Note : lorsque la reprise globale de l’enchaînement est interdite, il s’agit d’une reprise partielle au niveau des Uproc, avec intervention possible des équipes de développement pour consigne de reprise.</text:p>
      <text:p text:style-name="P56"/>
      <text:p text:style-name="P57">Lancement – commande</text:p>
      <text:p text:style-name="P56">Nom de commande permettant d’exécuter le traitement.</text:p>
      <text:p text:style-name="P56"/>
      <text:p text:style-name="P57">Lancement – options (facultatif)</text:p>
      <text:p text:style-name="P56">Définit le rôle et le format des options de lancement, si une commande accepte plusieurs options de lancement ou paramètres.</text:p>
      <text:p text:style-name="Standard"><text:span text:style-name="T13">Exemple : <text:s/></text:span><text:span text:style-name="T12">commande &lt;datdeb&gt;</text:span></text:p>
      <text:p text:style-name="P12">&lt;datdeb&gt; : jjmmssaa<text:tab/><text:tab/>(date de début de période)</text:p>
      <text:p text:style-name="P56"/>
      <text:p text:style-name="P57">Purge :</text:p>
      <text:p text:style-name="P56">Identification des fichiers ou répertoires pouvant être purgés après exécution.</text:p>
      <text:p text:style-name="P56"><text:soft-page-break/></text:p>
      <text:p text:style-name="P57">Traitement sur bonne fin</text:p>
      <text:p text:style-name="P56">Pour décrire des opérations à effectuer sur bonne fin d’un traitement, non ordonnancé sous dollar universe.</text:p>
      <text:p text:style-name="P58">Exemple : envoi d’un mail pour informer de la fin du traitement, mise à disposition d’un fichier, …</text:p>
      <text:p text:style-name="P58"/>
      <text:p text:style-name="P10"/>
      <text:p text:style-name="P56">Sauvegarde de fichier :</text:p>
      <text:p text:style-name="P56"/>
      <text:p text:style-name="Standard"><text:span text:style-name="T14">Sauvegarde Physique</text:span><text:span text:style-name="T13"> (archivage)</text:span></text:p>
      <text:p text:style-name="P56">Une sauvegarde physique indique que le fichier doit être enregistré sur un support externe (CD, DVD, cassette, …), avec une rétention de conservation</text:p>
      <text:p text:style-name="P56">On pourra indiquer la durée de conservation, le service ou la personne destinataire de la copie du fichier.</text:p>
      <text:p text:style-name="P56"/>
      <text:p text:style-name="P57">Sauvegarde d’exploitation</text:p>
      <text:p text:style-name="P56">La sauvegarde d’exploitation consiste à conserver un fichier par recopie et renommage, pour une durée déterminée.</text:p>
      <text:p text:style-name="P58">Exemple : un fichier ‘dgi’ pourra être sauvegardé en ‘dgi_03112008’ pour une période de 2 mois, si il est susceptible d’être réutilisé (répertoire de sauvegarde à spécifier).</text:p>
      <text:p text:style-name="P58"/>
      <text:p text:style-name="P57">Paramètre</text:p>
      <text:p text:style-name="P56">Fichier nécessaire pour l’exécution du traitement.</text:p>
      <text:p text:style-name="P56"/>
      <text:p text:style-name="P57">Entrée externe</text:p>
      <text:p text:style-name="P56">Fichier transmis par un partenaire extérieur ou par une autre application.</text:p>
      <text:p text:style-name="P56"/>
      <text:p text:style-name="P57">Entrée sortie</text:p>
      <text:p text:style-name="P56">Pouvant décrire un fichier intermédiaire, n’étant ni un fichier reçu, ni un fichier à transmettre.</text:p>
      <text:p text:style-name="P56"/>
      <text:p text:style-name="P57">Sortie résultat</text:p>
      <text:p text:style-name="P56">Décrit le ou les fichiers résultats du traitement.</text:p>
      <text:p text:style-name="P56"/>
      <text:p text:style-name="P57">Log</text:p>
      <text:p text:style-name="P56">Fichier de compte rendu d’exécution du traitement.</text:p>
      <text:p text:style-name="P56"/>
      <text:p text:style-name="P57">Ressources applicatives</text:p>
      <text:p text:style-name="P56">Pour décrire des besoins spécifiques en terme d’application.</text:p>
      <text:p text:style-name="P58">Exemple : une base de donnée d’une autre application doit avoir été mise à jour avant l’exécution de ce traitement.</text:p>
      <text:p text:style-name="P58"/>
      <text:p text:style-name="P56"/>
      <text:p text:style-name="P13"/>
      <text:p text:style-name="P93">Informations complémentaires (graphe d’enchaînement etc ..).</text:p>
      <text:p text:style-name="P93"/>
      <text:p text:style-name="P92"/>
      <text:p text:style-name="P92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1"><draw:image xlink:href="Pictures/100002000000003200000032F7DEA6258E623960.png" xlink:type="simple" xlink:show="embed" xlink:actuate="onLoad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Variete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6/11/2019</text:modification-date></text:p>
              <text:p text:style-name="MP5"><text:span text:style-name="MT1">Page </text:span><text:span text:style-name="MT2"><text:page-number text:select-page="current">6</text:page-number></text:span><text:span text:style-name="MT1"> 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Varietes</dc:title>
    <dc:subject>Fiche Batch importVarietes</dc:subject>
    <meta:initial-creator>dqb4no</meta:initial-creator>
    <meta:creation-date>2014-08-13T11:59:00</meta:creation-date>
    <dc:creator>Aude Mulliez</dc:creator>
    <dc:date>2019-11-26T09:52:10.868000000</dc:date>
    <meta:print-date>2014-08-13T10:37:00</meta:print-date>
    <meta:editing-cycles>178</meta:editing-cycles>
    <meta:editing-duration>PT2H41M13S</meta:editing-duration>
    <meta:generator>LibreOffice/5.2.6.2$Windows_X86_64 LibreOffice_project/a3100ed2409ebf1c212f5048fbe377c281438fdc</meta:generator>
    <dc:description>Description du batch permettant d'insérer ou mettre à jour les variétés (toutes, ou pour une année, ou une variété particulière)</dc:description>
    <meta:keyword>importVarietes</meta:keyword>
    <meta:keyword>IPC</meta:keyword>
    <meta:document-statistic meta:table-count="7" meta:image-count="1" meta:object-count="0" meta:page-count="6" meta:paragraph-count="192" meta:word-count="1090" meta:character-count="7234" meta:non-whitespace-character-count="6324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